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9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Care Quality Commission (CQC) in the specified geographical area (denominator data). The percentage of care homes reporting a suspected or confirmed outbreak of COVID-19 is over 100% for some areas. This is because supported living facilities (numerator data) includes premises such as rehabilitation units and assisted living units that are not registered with CQC. In a change to previous publications, the percentage column has not been included for local authorities.</text:p>
            <text:p><text:s text:c="22"/></text:p>
            <text:p>Source of the number of beds in care homes: Care Quality Commission (CQC) https://www.cqc.org.uk/sites/default/files/20200701_HSCA-Active-Locations.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22" table:default-cell-style-name="ce1"/>
        <table:table-column table:style-name="co1" table:number-columns-repeated="16360" table:default-cell-style-name="ce1"/>
        <table:table-row table:style-name="ro1">
          <table:table-cell table:number-columns-repeated="2" table:style-name="ce2"/>
          <table:table-cell office:value-type="string" table:style-name="ce2">
            <text:p>Week commencing</text:p>
          </table:table-cell>
          <table:table-cell table:number-columns-repeated="21" table:style-name="ce2"/>
          <table:table-cell table:number-columns-repeated="16360"/>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2020-07-13</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0"/>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6" table:style-name="ce4">
            <text:p>76</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10" table:style-name="ce4">
            <text:p>1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54" table:style-name="ce4">
            <text:p>554</text:p>
          </table:table-cell>
          <table:table-cell office:value-type="string" table:style-name="ce4">
            <text:p>1535</text:p>
          </table:table-cell>
          <table:table-cell office:value-type="string" table:style-name="ce4">
            <text:p>36.1</text:p>
          </table:table-cell>
          <table:table-cell table:number-columns-repeated="16360"/>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7" table:style-name="ce4">
            <text:p>57</text:p>
          </table:table-cell>
          <table:table-cell office:value-type="float" office:value="100" table:style-name="ce4">
            <text:p>100</text:p>
          </table:table-cell>
          <table:table-cell office:value-type="float" office:value="89" table:style-name="ce4">
            <text:p>89</text:p>
          </table:table-cell>
          <table:table-cell office:value-type="float" office:value="107" table:style-name="ce4">
            <text:p>107</text:p>
          </table:table-cell>
          <table:table-cell office:value-type="float" office:value="102" table:style-name="ce4">
            <text:p>102</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17" table:style-name="ce4">
            <text:p>17</text:p>
          </table:table-cell>
          <table:table-cell office:value-type="float" office:value="25" table:style-name="ce4">
            <text:p>25</text:p>
          </table:table-cell>
          <table:table-cell office:value-type="float" office:value="12" table:style-name="ce4">
            <text:p>12</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808" table:style-name="ce4">
            <text:p>808</text:p>
          </table:table-cell>
          <table:table-cell office:value-type="string" table:style-name="ce4">
            <text:p>1679</text:p>
          </table:table-cell>
          <table:table-cell office:value-type="string" table:style-name="ce4">
            <text:p>48.1</text:p>
          </table:table-cell>
          <table:table-cell table:number-columns-repeated="16360"/>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2" table:style-name="ce4">
            <text:p>62</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8" table:style-name="ce4">
            <text:p>78</text:p>
          </table:table-cell>
          <table:table-cell office:value-type="float" office:value="86" table:style-name="ce4">
            <text:p>86</text:p>
          </table:table-cell>
          <table:table-cell office:value-type="float" office:value="45" table:style-name="ce4">
            <text:p>45</text:p>
          </table:table-cell>
          <table:table-cell office:value-type="float" office:value="27" table:style-name="ce4">
            <text:p>27</text:p>
          </table:table-cell>
          <table:table-cell office:value-type="float" office:value="16" table:style-name="ce4">
            <text:p>16</text:p>
          </table:table-cell>
          <table:table-cell office:value-type="float" office:value="7" table:style-name="ce4">
            <text:p>7</text:p>
          </table:table-cell>
          <table:table-cell office:value-type="float" office:value="11" table:style-name="ce4">
            <text:p>11</text:p>
          </table:table-cell>
          <table:table-cell office:value-type="float" office:value="15" table:style-name="ce4">
            <text:p>15</text:p>
          </table:table-cell>
          <table:table-cell office:value-type="float" office:value="14" table:style-name="ce4">
            <text:p>14</text:p>
          </table:table-cell>
          <table:table-cell office:value-type="float" office:value="3" table:style-name="ce4">
            <text:p>3</text:p>
          </table:table-cell>
          <table:table-cell office:value-type="float" office:value="6" table:style-name="ce4">
            <text:p>6</text:p>
          </table:table-cell>
          <table:table-cell office:value-type="float" office:value="9" table:style-name="ce4">
            <text:p>9</text:p>
          </table:table-cell>
          <table:table-cell office:value-type="float" office:value="4" table:style-name="ce4">
            <text:p>4</text:p>
          </table:table-cell>
          <table:table-cell office:value-type="float" office:value="694" table:style-name="ce4">
            <text:p>694</text:p>
          </table:table-cell>
          <table:table-cell office:value-type="string" table:style-name="ce4">
            <text:p>1385</text:p>
          </table:table-cell>
          <table:table-cell office:value-type="string" table:style-name="ce4">
            <text:p>50.1</text:p>
          </table:table-cell>
          <table:table-cell table:number-columns-repeated="16360"/>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4" table:style-name="ce4">
            <text:p>54</text:p>
          </table:table-cell>
          <table:table-cell office:value-type="float" office:value="62" table:style-name="ce4">
            <text:p>62</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4" table:style-name="ce4">
            <text:p>24</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407" table:style-name="ce4">
            <text:p>407</text:p>
          </table:table-cell>
          <table:table-cell office:value-type="string" table:style-name="ce4">
            <text:p>748</text:p>
          </table:table-cell>
          <table:table-cell office:value-type="string" table:style-name="ce4">
            <text:p>54.4</text:p>
          </table:table-cell>
          <table:table-cell table:number-columns-repeated="16360"/>
        </table:table-row>
        <table:table-row table:style-name="ro1">
          <table:table-cell office:value-type="string" table:style-name="ce1">
            <text:p>North West</text:p>
          </table:table-cell>
          <table:table-cell office:value-type="string" table:style-name="ce1">
            <text:p>E12000002</text:p>
          </table:table-cell>
          <table:table-cell office:value-type="float" office:value="4" table:style-name="ce4">
            <text:p>4</text:p>
          </table:table-cell>
          <table:table-cell office:value-type="float" office:value="22" table:style-name="ce4">
            <text:p>22</text:p>
          </table:table-cell>
          <table:table-cell office:value-type="float" office:value="75" table:style-name="ce4">
            <text:p>75</text:p>
          </table:table-cell>
          <table:table-cell office:value-type="float" office:value="183" table:style-name="ce4">
            <text:p>183</text:p>
          </table:table-cell>
          <table:table-cell office:value-type="float" office:value="262" table:style-name="ce4">
            <text:p>262</text:p>
          </table:table-cell>
          <table:table-cell office:value-type="float" office:value="167" table:style-name="ce4">
            <text:p>167</text:p>
          </table:table-cell>
          <table:table-cell office:value-type="float" office:value="97" table:style-name="ce4">
            <text:p>97</text:p>
          </table:table-cell>
          <table:table-cell office:value-type="float" office:value="55" table:style-name="ce4">
            <text:p>55</text:p>
          </table:table-cell>
          <table:table-cell office:value-type="float" office:value="35" table:style-name="ce4">
            <text:p>35</text:p>
          </table:table-cell>
          <table:table-cell office:value-type="float" office:value="18" table:style-name="ce4">
            <text:p>18</text:p>
          </table:table-cell>
          <table:table-cell office:value-type="float" office:value="18" table:style-name="ce4">
            <text:p>18</text:p>
          </table:table-cell>
          <table:table-cell office:value-type="float" office:value="17" table:style-name="ce4">
            <text:p>17</text:p>
          </table:table-cell>
          <table:table-cell office:value-type="float" office:value="16" table:style-name="ce4">
            <text:p>16</text:p>
          </table:table-cell>
          <table:table-cell office:value-type="float" office:value="16" table:style-name="ce4">
            <text:p>16</text:p>
          </table:table-cell>
          <table:table-cell office:value-type="float" office:value="25" table:style-name="ce4">
            <text:p>25</text:p>
          </table:table-cell>
          <table:table-cell office:value-type="float" office:value="15" table:style-name="ce4">
            <text:p>15</text:p>
          </table:table-cell>
          <table:table-cell office:value-type="float" office:value="9" table:style-name="ce4">
            <text:p>9</text:p>
          </table:table-cell>
          <table:table-cell office:value-type="float" office:value="9" table:style-name="ce4">
            <text:p>9</text:p>
          </table:table-cell>
          <table:table-cell office:value-type="float" office:value="12" table:style-name="ce4">
            <text:p>12</text:p>
          </table:table-cell>
          <table:table-cell office:value-type="float" office:value="1055" table:style-name="ce4">
            <text:p>1055</text:p>
          </table:table-cell>
          <table:table-cell office:value-type="string" table:style-name="ce4">
            <text:p>1917</text:p>
          </table:table-cell>
          <table:table-cell office:value-type="string" table:style-name="ce4">
            <text:p>55</text:p>
          </table:table-cell>
          <table:table-cell table:number-columns-repeated="16360"/>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5" table:style-name="ce4">
            <text:p>85</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0" table:style-name="ce4">
            <text:p>190</text:p>
          </table:table-cell>
          <table:table-cell office:value-type="float" office:value="133" table:style-name="ce4">
            <text:p>133</text:p>
          </table:table-cell>
          <table:table-cell office:value-type="float" office:value="107" table:style-name="ce4">
            <text:p>107</text:p>
          </table:table-cell>
          <table:table-cell office:value-type="float" office:value="117" table:style-name="ce4">
            <text:p>117</text:p>
          </table:table-cell>
          <table:table-cell office:value-type="float" office:value="55" table:style-name="ce4">
            <text:p>55</text:p>
          </table:table-cell>
          <table:table-cell office:value-type="float" office:value="59" table:style-name="ce4">
            <text:p>59</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17" table:style-name="ce4">
            <text:p>17</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1" table:style-name="ce4">
            <text:p>1</text:p>
          </table:table-cell>
          <table:table-cell office:value-type="float" office:value="1273" table:style-name="ce4">
            <text:p>1273</text:p>
          </table:table-cell>
          <table:table-cell office:value-type="string" table:style-name="ce4">
            <text:p>2989</text:p>
          </table:table-cell>
          <table:table-cell office:value-type="string" table:style-name="ce4">
            <text:p>42.6</text:p>
          </table:table-cell>
          <table:table-cell table:number-columns-repeated="16360"/>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6" table:style-name="ce4">
            <text:p>76</text:p>
          </table:table-cell>
          <table:table-cell office:value-type="float" office:value="105" table:style-name="ce4">
            <text:p>105</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7" table:style-name="ce4">
            <text:p>7</text:p>
          </table:table-cell>
          <table:table-cell office:value-type="float" office:value="9" table:style-name="ce4">
            <text:p>9</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9" table:style-name="ce4">
            <text:p>9</text:p>
          </table:table-cell>
          <table:table-cell office:value-type="float" office:value="621" table:style-name="ce4">
            <text:p>621</text:p>
          </table:table-cell>
          <table:table-cell office:value-type="string" table:style-name="ce4">
            <text:p>2041</text:p>
          </table:table-cell>
          <table:table-cell office:value-type="string" table:style-name="ce4">
            <text:p>30.4</text:p>
          </table:table-cell>
          <table:table-cell table:number-columns-repeated="16360"/>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4" table:style-name="ce4">
            <text:p>54</text:p>
          </table:table-cell>
          <table:table-cell office:value-type="float" office:value="76" table:style-name="ce4">
            <text:p>76</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6" table:style-name="ce4">
            <text:p>6</text:p>
          </table:table-cell>
          <table:table-cell office:value-type="float" office:value="9" table:style-name="ce4">
            <text:p>9</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690" table:style-name="ce4">
            <text:p>690</text:p>
          </table:table-cell>
          <table:table-cell office:value-type="string" table:style-name="ce4">
            <text:p>1692</text:p>
          </table:table-cell>
          <table:table-cell office:value-type="string" table:style-name="ce4">
            <text:p>40.8</text:p>
          </table:table-cell>
          <table:table-cell table:number-columns-repeated="16360"/>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29" table:style-name="ce4">
            <text:p>29</text:p>
          </table:table-cell>
          <table:table-cell office:value-type="float" office:value="75" table:style-name="ce4">
            <text:p>75</text:p>
          </table:table-cell>
          <table:table-cell office:value-type="float" office:value="85" table:style-name="ce4">
            <text:p>85</text:p>
          </table:table-cell>
          <table:table-cell office:value-type="float" office:value="96" table:style-name="ce4">
            <text:p>96</text:p>
          </table:table-cell>
          <table:table-cell office:value-type="float" office:value="117" table:style-name="ce4">
            <text:p>117</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5" table:style-name="ce4">
            <text:p>15</text:p>
          </table:table-cell>
          <table:table-cell office:value-type="float" office:value="15" table:style-name="ce4">
            <text:p>15</text:p>
          </table:table-cell>
          <table:table-cell office:value-type="float" office:value="10" table:style-name="ce4">
            <text:p>10</text:p>
          </table:table-cell>
          <table:table-cell office:value-type="float" office:value="12" table:style-name="ce4">
            <text:p>12</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709" table:style-name="ce4">
            <text:p>709</text:p>
          </table:table-cell>
          <table:table-cell office:value-type="string" table:style-name="ce4">
            <text:p>1490</text:p>
          </table:table-cell>
          <table:table-cell office:value-type="string" table:style-name="ce4">
            <text:p>47.6</text:p>
          </table:table-cell>
          <table:table-cell table:number-columns-repeated="16360"/>
        </table:table-row>
        <table:table-row table:style-name="ro1">
          <table:table-cell table:number-columns-repeated="2" table:style-name="ce1"/>
          <table:table-cell table:number-columns-repeated="22" table:style-name="ce4"/>
          <table:table-cell table:number-columns-repeated="16360"/>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22" table:default-cell-style-name="ce1"/>
        <table:table-column table:style-name="co1" table:number-columns-repeated="16360" table:default-cell-style-name="ce1"/>
        <table:table-row table:style-name="ro1">
          <table:table-cell table:number-columns-repeated="2" table:style-name="ce2"/>
          <table:table-cell office:value-type="string" table:style-name="ce2">
            <text:p>Week commencing</text:p>
          </table:table-cell>
          <table:table-cell table:number-columns-repeated="21" table:style-name="ce2"/>
          <table:table-cell table:number-columns-repeated="16360"/>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2020-07-13</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0"/>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552" table:style-name="ce1">
            <text:p>552</text:p>
          </table:table-cell>
          <table:table-cell office:value-type="float" office:value="1535" table:style-name="ce1">
            <text:p>1535</text:p>
          </table:table-cell>
          <table:table-cell office:value-type="float" office:value="36" table:style-name="ce1">
            <text:p>36</text:p>
          </table:table-cell>
          <table:table-cell table:number-columns-repeated="16360"/>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1" table:style-name="ce1">
            <text:p>61</text:p>
          </table:table-cell>
          <table:table-cell office:value-type="float" office:value="103" table:style-name="ce1">
            <text:p>103</text:p>
          </table:table-cell>
          <table:table-cell office:value-type="float" office:value="94" table:style-name="ce1">
            <text:p>94</text:p>
          </table:table-cell>
          <table:table-cell office:value-type="float" office:value="108" table:style-name="ce1">
            <text:p>108</text:p>
          </table:table-cell>
          <table:table-cell office:value-type="float" office:value="105" table:style-name="ce1">
            <text:p>105</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17" table:style-name="ce1">
            <text:p>17</text:p>
          </table:table-cell>
          <table:table-cell office:value-type="float" office:value="25" table:style-name="ce1">
            <text:p>25</text:p>
          </table:table-cell>
          <table:table-cell office:value-type="float" office:value="12" table:style-name="ce1">
            <text:p>12</text:p>
          </table:table-cell>
          <table:table-cell office:value-type="float" office:value="8" table:style-name="ce1">
            <text:p>8</text:p>
          </table:table-cell>
          <table:table-cell office:value-type="float" office:value="7" table:style-name="ce1">
            <text:p>7</text:p>
          </table:table-cell>
          <table:table-cell office:value-type="float" office:value="5" table:style-name="ce1">
            <text:p>5</text:p>
          </table:table-cell>
          <table:table-cell office:value-type="float" office:value="832" table:style-name="ce1">
            <text:p>832</text:p>
          </table:table-cell>
          <table:table-cell office:value-type="float" office:value="1726" table:style-name="ce1">
            <text:p>1726</text:p>
          </table:table-cell>
          <table:table-cell office:value-type="float" office:value="48.2" table:style-name="ce1">
            <text:p>48.2</text:p>
          </table:table-cell>
          <table:table-cell table:number-columns-repeated="16360"/>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2" table:style-name="ce1">
            <text:p>62</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8" table:style-name="ce1">
            <text:p>78</text:p>
          </table:table-cell>
          <table:table-cell office:value-type="float" office:value="86" table:style-name="ce1">
            <text:p>86</text:p>
          </table:table-cell>
          <table:table-cell office:value-type="float" office:value="45" table:style-name="ce1">
            <text:p>45</text:p>
          </table:table-cell>
          <table:table-cell office:value-type="float" office:value="27" table:style-name="ce1">
            <text:p>27</text:p>
          </table:table-cell>
          <table:table-cell office:value-type="float" office:value="16" table:style-name="ce1">
            <text:p>16</text:p>
          </table:table-cell>
          <table:table-cell office:value-type="float" office:value="7" table:style-name="ce1">
            <text:p>7</text:p>
          </table:table-cell>
          <table:table-cell office:value-type="float" office:value="11" table:style-name="ce1">
            <text:p>11</text:p>
          </table:table-cell>
          <table:table-cell office:value-type="float" office:value="15" table:style-name="ce1">
            <text:p>15</text:p>
          </table:table-cell>
          <table:table-cell office:value-type="float" office:value="14" table:style-name="ce1">
            <text:p>14</text:p>
          </table:table-cell>
          <table:table-cell office:value-type="float" office:value="3" table:style-name="ce1">
            <text:p>3</text:p>
          </table:table-cell>
          <table:table-cell office:value-type="float" office:value="6" table:style-name="ce1">
            <text:p>6</text:p>
          </table:table-cell>
          <table:table-cell office:value-type="float" office:value="9" table:style-name="ce1">
            <text:p>9</text:p>
          </table:table-cell>
          <table:table-cell office:value-type="float" office:value="4" table:style-name="ce1">
            <text:p>4</text:p>
          </table:table-cell>
          <table:table-cell office:value-type="float" office:value="694" table:style-name="ce1">
            <text:p>694</text:p>
          </table:table-cell>
          <table:table-cell office:value-type="float" office:value="1385" table:style-name="ce1">
            <text:p>1385</text:p>
          </table:table-cell>
          <table:table-cell office:value-type="float" office:value="50.1" table:style-name="ce1">
            <text:p>50.1</text:p>
          </table:table-cell>
          <table:table-cell table:number-columns-repeated="16360"/>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4" table:style-name="ce1">
            <text:p>54</text:p>
          </table:table-cell>
          <table:table-cell office:value-type="float" office:value="62" table:style-name="ce1">
            <text:p>62</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4" table:style-name="ce1">
            <text:p>24</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407" table:style-name="ce1">
            <text:p>407</text:p>
          </table:table-cell>
          <table:table-cell office:value-type="float" office:value="748" table:style-name="ce1">
            <text:p>748</text:p>
          </table:table-cell>
          <table:table-cell office:value-type="float" office:value="54.4" table:style-name="ce1">
            <text:p>54.4</text:p>
          </table:table-cell>
          <table:table-cell table:number-columns-repeated="16360"/>
        </table:table-row>
        <table:table-row table:style-name="ro1">
          <table:table-cell office:value-type="string" table:style-name="ce1">
            <text:p>North West</text:p>
          </table:table-cell>
          <table:table-cell office:value-type="string" table:style-name="ce1">
            <text:p>E45000018</text:p>
          </table:table-cell>
          <table:table-cell office:value-type="float" office:value="4" table:style-name="ce1">
            <text:p>4</text:p>
          </table:table-cell>
          <table:table-cell office:value-type="float" office:value="22" table:style-name="ce1">
            <text:p>22</text:p>
          </table:table-cell>
          <table:table-cell office:value-type="float" office:value="75" table:style-name="ce1">
            <text:p>75</text:p>
          </table:table-cell>
          <table:table-cell office:value-type="float" office:value="183" table:style-name="ce1">
            <text:p>183</text:p>
          </table:table-cell>
          <table:table-cell office:value-type="float" office:value="262" table:style-name="ce1">
            <text:p>262</text:p>
          </table:table-cell>
          <table:table-cell office:value-type="float" office:value="168" table:style-name="ce1">
            <text:p>168</text:p>
          </table:table-cell>
          <table:table-cell office:value-type="float" office:value="97" table:style-name="ce1">
            <text:p>97</text:p>
          </table:table-cell>
          <table:table-cell office:value-type="float" office:value="55" table:style-name="ce1">
            <text:p>55</text:p>
          </table:table-cell>
          <table:table-cell office:value-type="float" office:value="35" table:style-name="ce1">
            <text:p>35</text:p>
          </table:table-cell>
          <table:table-cell office:value-type="float" office:value="18" table:style-name="ce1">
            <text:p>18</text:p>
          </table:table-cell>
          <table:table-cell office:value-type="float" office:value="18" table:style-name="ce1">
            <text:p>18</text:p>
          </table:table-cell>
          <table:table-cell office:value-type="float" office:value="17" table:style-name="ce1">
            <text:p>17</text:p>
          </table:table-cell>
          <table:table-cell office:value-type="float" office:value="16" table:style-name="ce1">
            <text:p>16</text:p>
          </table:table-cell>
          <table:table-cell office:value-type="float" office:value="16" table:style-name="ce1">
            <text:p>16</text:p>
          </table:table-cell>
          <table:table-cell office:value-type="float" office:value="25" table:style-name="ce1">
            <text:p>25</text:p>
          </table:table-cell>
          <table:table-cell office:value-type="float" office:value="15" table:style-name="ce1">
            <text:p>15</text:p>
          </table:table-cell>
          <table:table-cell office:value-type="float" office:value="9" table:style-name="ce1">
            <text:p>9</text:p>
          </table:table-cell>
          <table:table-cell office:value-type="float" office:value="9" table:style-name="ce1">
            <text:p>9</text:p>
          </table:table-cell>
          <table:table-cell office:value-type="float" office:value="12" table:style-name="ce1">
            <text:p>12</text:p>
          </table:table-cell>
          <table:table-cell office:value-type="float" office:value="1056" table:style-name="ce1">
            <text:p>1056</text:p>
          </table:table-cell>
          <table:table-cell office:value-type="float" office:value="1917" table:style-name="ce1">
            <text:p>1917</text:p>
          </table:table-cell>
          <table:table-cell office:value-type="float" office:value="55.1" table:style-name="ce1">
            <text:p>55.1</text:p>
          </table:table-cell>
          <table:table-cell table:number-columns-repeated="16360"/>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3" table:style-name="ce1">
            <text:p>83</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5" table:style-name="ce1">
            <text:p>185</text:p>
          </table:table-cell>
          <table:table-cell office:value-type="float" office:value="132" table:style-name="ce1">
            <text:p>132</text:p>
          </table:table-cell>
          <table:table-cell office:value-type="float" office:value="104" table:style-name="ce1">
            <text:p>104</text:p>
          </table:table-cell>
          <table:table-cell office:value-type="float" office:value="117" table:style-name="ce1">
            <text:p>117</text:p>
          </table:table-cell>
          <table:table-cell office:value-type="float" office:value="54" table:style-name="ce1">
            <text:p>54</text:p>
          </table:table-cell>
          <table:table-cell office:value-type="float" office:value="59" table:style-name="ce1">
            <text:p>59</text:p>
          </table:table-cell>
          <table:table-cell office:value-type="float" office:value="31" table:style-name="ce1">
            <text:p>31</text:p>
          </table:table-cell>
          <table:table-cell office:value-type="float" office:value="26" table:style-name="ce1">
            <text:p>26</text:p>
          </table:table-cell>
          <table:table-cell office:value-type="float" office:value="20" table:style-name="ce1">
            <text:p>20</text:p>
          </table:table-cell>
          <table:table-cell office:value-type="float" office:value="17" table:style-name="ce1">
            <text:p>17</text:p>
          </table:table-cell>
          <table:table-cell office:value-type="float" office:value="8" table:style-name="ce1">
            <text:p>8</text:p>
          </table:table-cell>
          <table:table-cell office:value-type="float" office:value="6" table:style-name="ce1">
            <text:p>6</text:p>
          </table:table-cell>
          <table:table-cell office:value-type="float" office:value="9" table:style-name="ce1">
            <text:p>9</text:p>
          </table:table-cell>
          <table:table-cell office:value-type="float" office:value="1" table:style-name="ce1">
            <text:p>1</text:p>
          </table:table-cell>
          <table:table-cell office:value-type="float" office:value="1249" table:style-name="ce1">
            <text:p>1249</text:p>
          </table:table-cell>
          <table:table-cell office:value-type="float" office:value="2942" table:style-name="ce1">
            <text:p>2942</text:p>
          </table:table-cell>
          <table:table-cell office:value-type="float" office:value="42.5" table:style-name="ce1">
            <text:p>42.5</text:p>
          </table:table-cell>
          <table:table-cell table:number-columns-repeated="16360"/>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6" table:style-name="ce1">
            <text:p>76</text:p>
          </table:table-cell>
          <table:table-cell office:value-type="float" office:value="105" table:style-name="ce1">
            <text:p>105</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float" office:value="3" table:style-name="ce1">
            <text:p>3</text:p>
          </table:table-cell>
          <table:table-cell office:value-type="float" office:value="6" table:style-name="ce1">
            <text:p>6</text:p>
          </table:table-cell>
          <table:table-cell office:value-type="float" office:value="9" table:style-name="ce1">
            <text:p>9</text:p>
          </table:table-cell>
          <table:table-cell office:value-type="float" office:value="621" table:style-name="ce1">
            <text:p>621</text:p>
          </table:table-cell>
          <table:table-cell office:value-type="float" office:value="2041" table:style-name="ce1">
            <text:p>2041</text:p>
          </table:table-cell>
          <table:table-cell office:value-type="float" office:value="30.4" table:style-name="ce1">
            <text:p>30.4</text:p>
          </table:table-cell>
          <table:table-cell table:number-columns-repeated="16360"/>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4" table:style-name="ce1">
            <text:p>54</text:p>
          </table:table-cell>
          <table:table-cell office:value-type="float" office:value="77" table:style-name="ce1">
            <text:p>77</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6" table:style-name="ce1">
            <text:p>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float" office:value="1" table:style-name="ce1">
            <text:p>1</text:p>
          </table:table-cell>
          <table:table-cell office:value-type="float" office:value="691" table:style-name="ce1">
            <text:p>691</text:p>
          </table:table-cell>
          <table:table-cell office:value-type="float" office:value="1692" table:style-name="ce1">
            <text:p>1692</text:p>
          </table:table-cell>
          <table:table-cell office:value-type="float" office:value="40.799999999999997" table:style-name="ce1">
            <text:p>40.8</text:p>
          </table:table-cell>
          <table:table-cell table:number-columns-repeated="16360"/>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29" table:style-name="ce1">
            <text:p>29</text:p>
          </table:table-cell>
          <table:table-cell office:value-type="float" office:value="75" table:style-name="ce1">
            <text:p>75</text:p>
          </table:table-cell>
          <table:table-cell office:value-type="float" office:value="85" table:style-name="ce1">
            <text:p>85</text:p>
          </table:table-cell>
          <table:table-cell office:value-type="float" office:value="96" table:style-name="ce1">
            <text:p>96</text:p>
          </table:table-cell>
          <table:table-cell office:value-type="float" office:value="117" table:style-name="ce1">
            <text:p>117</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float" office:value="10" table:style-name="ce1">
            <text:p>10</text:p>
          </table:table-cell>
          <table:table-cell office:value-type="float" office:value="12" table:style-name="ce1">
            <text:p>12</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float" office:value="709" table:style-name="ce1">
            <text:p>709</text:p>
          </table:table-cell>
          <table:table-cell office:value-type="float" office:value="1490" table:style-name="ce1">
            <text:p>1490</text:p>
          </table:table-cell>
          <table:table-cell office:value-type="float" office:value="47.6" table:style-name="ce1">
            <text:p>47.6</text:p>
          </table:table-cell>
          <table:table-cell table:number-columns-repeated="16360"/>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7" table:default-cell-style-name="ce1"/>
        <table:table-column table:style-name="co5" table:number-columns-repeated="21" table:default-cell-style-name="ce1"/>
        <table:table-column table:style-name="co1" table:number-columns-repeated="16360" table:default-cell-style-name="ce1"/>
        <table:table-row table:style-name="ro1">
          <table:table-cell table:number-columns-repeated="3" table:style-name="ce2"/>
          <table:table-cell office:value-type="string" table:style-name="ce2">
            <text:p>Week commencing</text:p>
          </table:table-cell>
          <table:table-cell table:number-columns-repeated="20" table:style-name="ce2"/>
          <table:table-cell table:number-columns-repeated="16360"/>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2020-07-13</text:p>
          </table:table-cell>
          <table:table-cell office:value-type="string" table:style-name="ce2">
            <text:p>All outbreaks</text:p>
          </table:table-cell>
          <table:table-cell office:value-type="string" table:style-name="ce2">
            <text:p>Number of care homes</text:p>
          </table:table-cell>
          <table:table-cell table:number-columns-repeated="16360"/>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0"/>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7" table:style-name="ce4">
            <text:p>17</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6" table:style-name="ce4">
            <text:p>116</text:p>
          </table:table-cell>
          <table:table-cell office:value-type="string" table:style-name="ce4">
            <text:p>265</text:p>
          </table:table-cell>
          <table:table-cell table:number-columns-repeated="16360"/>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2" table:style-name="ce4">
            <text:p>42</text:p>
          </table:table-cell>
          <table:table-cell office:value-type="string" table:style-name="ce4">
            <text:p>105</text:p>
          </table:table-cell>
          <table:table-cell table:number-columns-repeated="16360"/>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0" table:style-name="ce4">
            <text:p>70</text:p>
          </table:table-cell>
          <table:table-cell office:value-type="string" table:style-name="ce4">
            <text:p>181</text:p>
          </table:table-cell>
          <table:table-cell table:number-columns-repeated="16360"/>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288</text:p>
          </table:table-cell>
          <table:table-cell table:number-columns-repeated="16360"/>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string" table:style-name="ce4">
            <text:p>247</text:p>
          </table:table-cell>
          <table:table-cell table:number-columns-repeated="16360"/>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0"/>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3" table:style-name="ce4">
            <text:p>103</text:p>
          </table:table-cell>
          <table:table-cell office:value-type="string" table:style-name="ce4">
            <text:p>288</text:p>
          </table:table-cell>
          <table:table-cell table:number-columns-repeated="16360"/>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0"/>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2" table:style-name="ce4">
            <text:p>42</text:p>
          </table:table-cell>
          <table:table-cell office:value-type="string" table:style-name="ce4">
            <text:p>78</text:p>
          </table:table-cell>
          <table:table-cell table:number-columns-repeated="16360"/>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73" table:style-name="ce4">
            <text:p>73</text:p>
          </table:table-cell>
          <table:table-cell office:value-type="string" table:style-name="ce4">
            <text:p>131</text:p>
          </table:table-cell>
          <table:table-cell table:number-columns-repeated="16360"/>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59</text:p>
          </table:table-cell>
          <table:table-cell table:number-columns-repeated="16360"/>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3" table:style-name="ce4">
            <text:p>13</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78" table:style-name="ce4">
            <text:p>178</text:p>
          </table:table-cell>
          <table:table-cell office:value-type="string" table:style-name="ce4">
            <text:p>409</text:p>
          </table:table-cell>
          <table:table-cell table:number-columns-repeated="16360"/>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47" table:style-name="ce4">
            <text:p>147</text:p>
          </table:table-cell>
          <table:table-cell office:value-type="string" table:style-name="ce4">
            <text:p>263</text:p>
          </table:table-cell>
          <table:table-cell table:number-columns-repeated="16360"/>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40</text:p>
          </table:table-cell>
          <table:table-cell table:number-columns-repeated="16360"/>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1" table:style-name="ce4">
            <text:p>121</text:p>
          </table:table-cell>
          <table:table-cell office:value-type="string" table:style-name="ce4">
            <text:p>347</text:p>
          </table:table-cell>
          <table:table-cell table:number-columns-repeated="16360"/>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number-columns-repeated="16360"/>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0"/>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4" table:style-name="ce4">
            <text:p>114</text:p>
          </table:table-cell>
          <table:table-cell office:value-type="string" table:style-name="ce4">
            <text:p>189</text:p>
          </table:table-cell>
          <table:table-cell table:number-columns-repeated="16360"/>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2</text:p>
          </table:table-cell>
          <table:table-cell table:number-columns-repeated="16360"/>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0"/>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4" table:style-name="ce4">
            <text:p>54</text:p>
          </table:table-cell>
          <table:table-cell office:value-type="string" table:style-name="ce4">
            <text:p>85</text:p>
          </table:table-cell>
          <table:table-cell table:number-columns-repeated="16360"/>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32</text:p>
          </table:table-cell>
          <table:table-cell table:number-columns-repeated="16360"/>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number-columns-repeated="16360"/>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53</text:p>
          </table:table-cell>
          <table:table-cell table:number-columns-repeated="16360"/>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number-columns-repeated="16360"/>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0"/>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number-columns-repeated="16360"/>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49</text:p>
          </table:table-cell>
          <table:table-cell table:number-columns-repeated="16360"/>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9" table:style-name="ce4">
            <text:p>49</text:p>
          </table:table-cell>
          <table:table-cell office:value-type="string" table:style-name="ce4">
            <text:p>80</text:p>
          </table:table-cell>
          <table:table-cell table:number-columns-repeated="16360"/>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0"/>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0"/>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10</text:p>
          </table:table-cell>
          <table:table-cell table:number-columns-repeated="16360"/>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number-columns-repeated="16360"/>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0"/>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number-columns-repeated="16360"/>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48</text:p>
          </table:table-cell>
          <table:table-cell table:number-columns-repeated="16360"/>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number-columns-repeated="16360"/>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16</text:p>
          </table:table-cell>
          <table:table-cell table:number-columns-repeated="16360"/>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0"/>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number-columns-repeated="16360"/>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0"/>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2" table:style-name="ce4">
            <text:p>32</text:p>
          </table:table-cell>
          <table:table-cell office:value-type="string" table:style-name="ce4">
            <text:p>58</text:p>
          </table:table-cell>
          <table:table-cell table:number-columns-repeated="16360"/>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0"/>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26</text:p>
          </table:table-cell>
          <table:table-cell table:number-columns-repeated="16360"/>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78</text:p>
          </table:table-cell>
          <table:table-cell table:number-columns-repeated="16360"/>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0"/>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number-columns-repeated="16360"/>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81</text:p>
          </table:table-cell>
          <table:table-cell table:number-columns-repeated="16360"/>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10</text:p>
          </table:table-cell>
          <table:table-cell table:number-columns-repeated="16360"/>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number-columns-repeated="16360"/>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number-columns-repeated="16360"/>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number-columns-repeated="16360"/>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string" table:style-name="ce4">
            <text:p>150</text:p>
          </table:table-cell>
          <table:table-cell table:number-columns-repeated="16360"/>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number-columns-repeated="16360"/>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0"/>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0"/>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7</text:p>
          </table:table-cell>
          <table:table-cell table:number-columns-repeated="16360"/>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3" table:style-name="ce4">
            <text:p>43</text:p>
          </table:table-cell>
          <table:table-cell office:value-type="string" table:style-name="ce4">
            <text:p>63</text:p>
          </table:table-cell>
          <table:table-cell table:number-columns-repeated="16360"/>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number-columns-repeated="16360"/>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number-columns-repeated="16360"/>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0"/>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number-columns-repeated="16360"/>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0"/>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number-columns-repeated="16360"/>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5</text:p>
          </table:table-cell>
          <table:table-cell table:number-columns-repeated="16360"/>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69</text:p>
          </table:table-cell>
          <table:table-cell table:number-columns-repeated="16360"/>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57</text:p>
          </table:table-cell>
          <table:table-cell table:number-columns-repeated="16360"/>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56</text:p>
          </table:table-cell>
          <table:table-cell table:number-columns-repeated="16360"/>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9" table:style-name="ce4">
            <text:p>69</text:p>
          </table:table-cell>
          <table:table-cell office:value-type="string" table:style-name="ce4">
            <text:p>98</text:p>
          </table:table-cell>
          <table:table-cell table:number-columns-repeated="16360"/>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17" table:style-name="ce4">
            <text:p>17</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8" table:style-name="ce4">
            <text:p>58</text:p>
          </table:table-cell>
          <table:table-cell office:value-type="string" table:style-name="ce4">
            <text:p>85</text:p>
          </table:table-cell>
          <table:table-cell table:number-columns-repeated="16360"/>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8" table:style-name="ce4">
            <text:p>8</text:p>
          </table:table-cell>
          <table:table-cell office:value-type="float" office:value="13" table:style-name="ce4">
            <text:p>13</text:p>
          </table:table-cell>
          <table:table-cell office:value-type="float" office:value="5" table:style-name="ce4">
            <text:p>5</text:p>
          </table:table-cell>
          <table:table-cell office:value-type="float" office:value="13" table:style-name="ce4">
            <text:p>1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4" table:style-name="ce4">
            <text:p>64</text:p>
          </table:table-cell>
          <table:table-cell office:value-type="string" table:style-name="ce4">
            <text:p>150</text:p>
          </table:table-cell>
          <table:table-cell table:number-columns-repeated="16360"/>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6</text:p>
          </table:table-cell>
          <table:table-cell table:number-columns-repeated="16360"/>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27</text:p>
          </table:table-cell>
          <table:table-cell table:number-columns-repeated="16360"/>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float" office:value="32" table:style-name="ce4">
            <text:p>32</text:p>
          </table:table-cell>
          <table:table-cell office:value-type="float" office:value="40" table:style-name="ce4">
            <text:p>40</text:p>
          </table:table-cell>
          <table:table-cell office:value-type="float" office:value="38" table:style-name="ce4">
            <text:p>38</text:p>
          </table:table-cell>
          <table:table-cell office:value-type="float" office:value="23" table:style-name="ce4">
            <text:p>23</text:p>
          </table:table-cell>
          <table:table-cell office:value-type="float" office:value="15" table:style-name="ce4">
            <text:p>1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93" table:style-name="ce4">
            <text:p>193</text:p>
          </table:table-cell>
          <table:table-cell office:value-type="string" table:style-name="ce4">
            <text:p>425</text:p>
          </table:table-cell>
          <table:table-cell table:number-columns-repeated="16360"/>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6" table:style-name="ce4">
            <text:p>16</text:p>
          </table:table-cell>
          <table:table-cell office:value-type="float" office:value="20" table:style-name="ce4">
            <text:p>20</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88</text:p>
          </table:table-cell>
          <table:table-cell table:number-columns-repeated="16360"/>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7" table:style-name="ce4">
            <text:p>17</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5" table:style-name="ce4">
            <text:p>55</text:p>
          </table:table-cell>
          <table:table-cell office:value-type="string" table:style-name="ce4">
            <text:p>92</text:p>
          </table:table-cell>
          <table:table-cell table:number-columns-repeated="16360"/>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44</text:p>
          </table:table-cell>
          <table:table-cell table:number-columns-repeated="16360"/>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56</text:p>
          </table:table-cell>
          <table:table-cell table:number-columns-repeated="16360"/>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7" table:style-name="ce4">
            <text:p>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5</text:p>
          </table:table-cell>
          <table:table-cell table:number-columns-repeated="16360"/>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30" table:style-name="ce4">
            <text:p>3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6" table:style-name="ce4">
            <text:p>56</text:p>
          </table:table-cell>
          <table:table-cell office:value-type="string" table:style-name="ce4">
            <text:p>131</text:p>
          </table:table-cell>
          <table:table-cell table:number-columns-repeated="16360"/>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number-columns-repeated="16360"/>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3" table:style-name="ce4">
            <text:p>13</text:p>
          </table:table-cell>
          <table:table-cell office:value-type="float" office:value="11" table:style-name="ce4">
            <text:p>1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2" table:style-name="ce4">
            <text:p>42</text:p>
          </table:table-cell>
          <table:table-cell office:value-type="string" table:style-name="ce4">
            <text:p>64</text:p>
          </table:table-cell>
          <table:table-cell table:number-columns-repeated="16360"/>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3" table:style-name="ce4">
            <text:p>33</text:p>
          </table:table-cell>
          <table:table-cell office:value-type="string" table:style-name="ce4">
            <text:p>38</text:p>
          </table:table-cell>
          <table:table-cell table:number-columns-repeated="16360"/>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9" table:style-name="ce4">
            <text:p>29</text:p>
          </table:table-cell>
          <table:table-cell office:value-type="string" table:style-name="ce4">
            <text:p>56</text:p>
          </table:table-cell>
          <table:table-cell table:number-columns-repeated="16360"/>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4</text:p>
          </table:table-cell>
          <table:table-cell table:number-columns-repeated="16360"/>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float" office:value="3" table:style-name="ce4">
            <text:p>3</text:p>
          </table:table-cell>
          <table:table-cell office:value-type="float" office:value="16" table:style-name="ce4">
            <text:p>1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5" table:style-name="ce4">
            <text:p>45</text:p>
          </table:table-cell>
          <table:table-cell office:value-type="string" table:style-name="ce4">
            <text:p>55</text:p>
          </table:table-cell>
          <table:table-cell table:number-columns-repeated="16360"/>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float" office:value="20" table:style-name="ce4">
            <text:p>2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27</text:p>
          </table:table-cell>
          <table:table-cell table:number-columns-repeated="16360"/>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14</text:p>
          </table:table-cell>
          <table:table-cell table:number-columns-repeated="16360"/>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number-columns-repeated="16360"/>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34</text:p>
          </table:table-cell>
          <table:table-cell table:number-columns-repeated="16360"/>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1" table:style-name="ce4">
            <text:p>11</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09" table:style-name="ce4">
            <text:p>109</text:p>
          </table:table-cell>
          <table:table-cell office:value-type="string" table:style-name="ce4">
            <text:p>313</text:p>
          </table:table-cell>
          <table:table-cell table:number-columns-repeated="16360"/>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3" table:style-name="ce4">
            <text:p>33</text:p>
          </table:table-cell>
          <table:table-cell office:value-type="float" office:value="22" table:style-name="ce4">
            <text:p>22</text:p>
          </table:table-cell>
          <table:table-cell office:value-type="float" office:value="20" table:style-name="ce4">
            <text:p>20</text:p>
          </table:table-cell>
          <table:table-cell office:value-type="float" office:value="19" table:style-name="ce4">
            <text:p>19</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2" table:style-name="ce4">
            <text:p>202</text:p>
          </table:table-cell>
          <table:table-cell office:value-type="string" table:style-name="ce4">
            <text:p>499</text:p>
          </table:table-cell>
          <table:table-cell table:number-columns-repeated="16360"/>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number-columns-repeated="16360"/>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2" table:style-name="ce4">
            <text:p>22</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8" table:style-name="ce4">
            <text:p>8</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78" table:style-name="ce4">
            <text:p>178</text:p>
          </table:table-cell>
          <table:table-cell office:value-type="string" table:style-name="ce4">
            <text:p>544</text:p>
          </table:table-cell>
          <table:table-cell table:number-columns-repeated="16360"/>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0"/>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0"/>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9" table:style-name="ce4">
            <text:p>9</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7" table:style-name="ce4">
            <text:p>97</text:p>
          </table:table-cell>
          <table:table-cell office:value-type="string" table:style-name="ce4">
            <text:p>129</text:p>
          </table:table-cell>
          <table:table-cell table:number-columns-repeated="16360"/>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0"/>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0"/>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0"/>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0"/>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4" table:style-name="ce4">
            <text:p>24</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11" table:style-name="ce4">
            <text:p>211</text:p>
          </table:table-cell>
          <table:table-cell office:value-type="string" table:style-name="ce4">
            <text:p>426</text:p>
          </table:table-cell>
          <table:table-cell table:number-columns-repeated="16360"/>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0"/>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8" table:style-name="ce4">
            <text:p>148</text:p>
          </table:table-cell>
          <table:table-cell office:value-type="string" table:style-name="ce4">
            <text:p>355</text:p>
          </table:table-cell>
          <table:table-cell table:number-columns-repeated="16360"/>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0"/>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0"/>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0"/>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0"/>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2" table:style-name="ce4">
            <text:p>52</text:p>
          </table:table-cell>
          <table:table-cell office:value-type="string" table:style-name="ce4">
            <text:p>110</text:p>
          </table:table-cell>
          <table:table-cell table:number-columns-repeated="16360"/>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3" table:style-name="ce4">
            <text:p>53</text:p>
          </table:table-cell>
          <table:table-cell office:value-type="string" table:style-name="ce4">
            <text:p>225</text:p>
          </table:table-cell>
          <table:table-cell table:number-columns-repeated="16360"/>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9" table:style-name="ce4">
            <text:p>9</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7" table:style-name="ce4">
            <text:p>67</text:p>
          </table:table-cell>
          <table:table-cell office:value-type="string" table:style-name="ce4">
            <text:p>332</text:p>
          </table:table-cell>
          <table:table-cell table:number-columns-repeated="16360"/>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125</text:p>
          </table:table-cell>
          <table:table-cell table:number-columns-repeated="16360"/>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1" table:style-name="ce4">
            <text:p>11</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8" table:style-name="ce4">
            <text:p>78</text:p>
          </table:table-cell>
          <table:table-cell office:value-type="string" table:style-name="ce4">
            <text:p>217</text:p>
          </table:table-cell>
          <table:table-cell table:number-columns-repeated="16360"/>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0"/>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101</text:p>
          </table:table-cell>
          <table:table-cell table:number-columns-repeated="16360"/>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95</text:p>
          </table:table-cell>
          <table:table-cell table:number-columns-repeated="16360"/>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0" table:style-name="ce4">
            <text:p>60</text:p>
          </table:table-cell>
          <table:table-cell office:value-type="string" table:style-name="ce4">
            <text:p>221</text:p>
          </table:table-cell>
          <table:table-cell table:number-columns-repeated="16360"/>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number-columns-repeated="16360"/>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1" table:style-name="ce4">
            <text:p>21</text:p>
          </table:table-cell>
          <table:table-cell office:value-type="string" table:style-name="ce4">
            <text:p>51</text:p>
          </table:table-cell>
          <table:table-cell table:number-columns-repeated="16360"/>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85</text:p>
          </table:table-cell>
          <table:table-cell table:number-columns-repeated="16360"/>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9" table:style-name="ce4">
            <text:p>59</text:p>
          </table:table-cell>
          <table:table-cell office:value-type="string" table:style-name="ce4">
            <text:p>179</text:p>
          </table:table-cell>
          <table:table-cell table:number-columns-repeated="16360"/>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20" table:style-name="ce4">
            <text:p>120</text:p>
          </table:table-cell>
          <table:table-cell office:value-type="string" table:style-name="ce4">
            <text:p>297</text:p>
          </table:table-cell>
          <table:table-cell table:number-columns-repeated="16360"/>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number-columns-repeated="16360"/>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96</text:p>
          </table:table-cell>
          <table:table-cell table:number-columns-repeated="16360"/>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0"/>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0"/>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20</text:p>
          </table:table-cell>
          <table:table-cell table:number-columns-repeated="16360"/>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1" table:style-name="ce4">
            <text:p>31</text:p>
          </table:table-cell>
          <table:table-cell office:value-type="string" table:style-name="ce4">
            <text:p>67</text:p>
          </table:table-cell>
          <table:table-cell table:number-columns-repeated="16360"/>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97" table:style-name="ce4">
            <text:p>97</text:p>
          </table:table-cell>
          <table:table-cell office:value-type="string" table:style-name="ce4">
            <text:p>247</text:p>
          </table:table-cell>
          <table:table-cell table:number-columns-repeated="16360"/>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0"/>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0"/>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0"/>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8" table:style-name="ce4">
            <text:p>78</text:p>
          </table:table-cell>
          <table:table-cell office:value-type="string" table:style-name="ce4">
            <text:p>174</text:p>
          </table:table-cell>
          <table:table-cell table:number-columns-repeated="16360"/>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number-columns-repeated="16360"/>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1" table:style-name="ce4">
            <text:p>71</text:p>
          </table:table-cell>
          <table:table-cell office:value-type="string" table:style-name="ce4">
            <text:p>186</text:p>
          </table:table-cell>
          <table:table-cell table:number-columns-repeated="16360"/>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73</text:p>
          </table:table-cell>
          <table:table-cell table:number-columns-repeated="16360"/>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116</text:p>
          </table:table-cell>
          <table:table-cell table:number-columns-repeated="16360"/>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0"/>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80</text:p>
          </table:table-cell>
          <table:table-cell table:number-columns-repeated="16360"/>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45</text:p>
          </table:table-cell>
          <table:table-cell table:number-columns-repeated="16360"/>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number-columns-repeated="16360"/>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8" table:style-name="ce4">
            <text:p>58</text:p>
          </table:table-cell>
          <table:table-cell office:value-type="string" table:style-name="ce4">
            <text:p>128</text:p>
          </table:table-cell>
          <table:table-cell table:number-columns-repeated="16360"/>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number-columns-repeated="16360"/>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0"/>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0</text:p>
          </table:table-cell>
          <table:table-cell table:number-columns-repeated="16360"/>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214</text:p>
          </table:table-cell>
          <table:table-cell table:number-columns-repeated="16360"/>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number-columns-repeated="16360"/>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number-columns-repeated="16360"/>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5</text:p>
          </table:table-cell>
          <table:table-cell table:number-columns-repeated="16360"/>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0"/>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7"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20" table:style-name="ce2"/>
          <table:table-cell table:number-columns-repeated="16360"/>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2020-06-08</text:p>
          </table:table-cell>
          <table:table-cell office:value-type="string" table:style-name="ce2">
            <text:p>2020-06-15</text:p>
          </table:table-cell>
          <table:table-cell office:value-type="string" table:style-name="ce2">
            <text:p>2020-06-22</text:p>
          </table:table-cell>
          <table:table-cell office:value-type="string" table:style-name="ce2">
            <text:p>2020-06-29</text:p>
          </table:table-cell>
          <table:table-cell office:value-type="string" table:style-name="ce2">
            <text:p>2020-07-06</text:p>
          </table:table-cell>
          <table:table-cell office:value-type="string" table:style-name="ce2">
            <text:p>2020-07-13</text:p>
          </table:table-cell>
          <table:table-cell office:value-type="string" table:style-name="ce2">
            <text:p>All outbreaks</text:p>
          </table:table-cell>
          <table:table-cell office:value-type="string" table:style-name="ce2">
            <text:p>Number of care homes</text:p>
          </table:table-cell>
          <table:table-cell table:number-columns-repeated="16360"/>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6</text:p>
          </table:table-cell>
          <table:table-cell table:number-columns-repeated="16360"/>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table:number-columns-repeated="16360"/>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0"/>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3</text:p>
          </table:table-cell>
          <table:table-cell table:number-columns-repeated="16360"/>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0"/>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8</text:p>
          </table:table-cell>
          <table:table-cell table:number-columns-repeated="16360"/>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number-columns-repeated="16360"/>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table:number-columns-repeated="16360"/>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table:number-columns-repeated="16360"/>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table:number-columns-repeated="16360"/>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table:number-columns-repeated="16360"/>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72</text:p>
          </table:table-cell>
          <table:table-cell table:number-columns-repeated="16360"/>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0"/>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table:number-columns-repeated="16360"/>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0"/>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0"/>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5</text:p>
          </table:table-cell>
          <table:table-cell table:number-columns-repeated="16360"/>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0"/>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9</text:p>
          </table:table-cell>
          <table:table-cell table:number-columns-repeated="16360"/>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0"/>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0"/>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2" table:style-name="ce4">
            <text:p>42</text:p>
          </table:table-cell>
          <table:table-cell office:value-type="string" table:style-name="ce4">
            <text:p>105</text:p>
          </table:table-cell>
          <table:table-cell table:number-columns-repeated="16360"/>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0"/>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0"/>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table:number-columns-repeated="16360"/>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0"/>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7</text:p>
          </table:table-cell>
          <table:table-cell table:number-columns-repeated="16360"/>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table:number-columns-repeated="16360"/>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table:number-columns-repeated="16360"/>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table:number-columns-repeated="16360"/>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table:number-columns-repeated="16360"/>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0"/>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1</text:p>
          </table:table-cell>
          <table:table-cell table:number-columns-repeated="16360"/>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table:number-columns-repeated="16360"/>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table:number-columns-repeated="16360"/>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table:number-columns-repeated="16360"/>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table:number-columns-repeated="16360"/>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table:number-columns-repeated="16360"/>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0</text:p>
          </table:table-cell>
          <table:table-cell table:number-columns-repeated="16360"/>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table:number-columns-repeated="16360"/>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table:number-columns-repeated="16360"/>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35</text:p>
          </table:table-cell>
          <table:table-cell table:number-columns-repeated="16360"/>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2" table:style-name="ce4">
            <text:p>42</text:p>
          </table:table-cell>
          <table:table-cell office:value-type="string" table:style-name="ce4">
            <text:p>78</text:p>
          </table:table-cell>
          <table:table-cell table:number-columns-repeated="16360"/>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2" table:style-name="ce4">
            <text:p>22</text:p>
          </table:table-cell>
          <table:table-cell office:value-type="string" table:style-name="ce4">
            <text:p>52</text:p>
          </table:table-cell>
          <table:table-cell table:number-columns-repeated="16360"/>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3</text:p>
          </table:table-cell>
          <table:table-cell table:number-columns-repeated="16360"/>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table:number-columns-repeated="16360"/>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66</text:p>
          </table:table-cell>
          <table:table-cell table:number-columns-repeated="16360"/>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7</text:p>
          </table:table-cell>
          <table:table-cell table:number-columns-repeated="16360"/>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table:number-columns-repeated="16360"/>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table:number-columns-repeated="16360"/>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59</text:p>
          </table:table-cell>
          <table:table-cell table:number-columns-repeated="16360"/>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table:number-columns-repeated="16360"/>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table:number-columns-repeated="16360"/>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5</text:p>
          </table:table-cell>
          <table:table-cell table:number-columns-repeated="16360"/>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21</text:p>
          </table:table-cell>
          <table:table-cell table:number-columns-repeated="16360"/>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table:number-columns-repeated="16360"/>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9" table:style-name="ce4">
            <text:p>49</text:p>
          </table:table-cell>
          <table:table-cell office:value-type="string" table:style-name="ce4">
            <text:p>81</text:p>
          </table:table-cell>
          <table:table-cell table:number-columns-repeated="16360"/>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0"/>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28</text:p>
          </table:table-cell>
          <table:table-cell table:number-columns-repeated="16360"/>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table:number-columns-repeated="16360"/>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table:number-columns-repeated="16360"/>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2</text:p>
          </table:table-cell>
          <table:table-cell table:number-columns-repeated="16360"/>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9" table:style-name="ce4">
            <text:p>19</text:p>
          </table:table-cell>
          <table:table-cell office:value-type="string" table:style-name="ce4">
            <text:p>34</text:p>
          </table:table-cell>
          <table:table-cell table:number-columns-repeated="16360"/>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table:number-columns-repeated="16360"/>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table:number-columns-repeated="16360"/>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40</text:p>
          </table:table-cell>
          <table:table-cell table:number-columns-repeated="16360"/>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table:number-columns-repeated="16360"/>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table:number-columns-repeated="16360"/>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table:number-columns-repeated="16360"/>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67</text:p>
          </table:table-cell>
          <table:table-cell table:number-columns-repeated="16360"/>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table:number-columns-repeated="16360"/>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6</text:p>
          </table:table-cell>
          <table:table-cell table:number-columns-repeated="16360"/>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16</text:p>
          </table:table-cell>
          <table:table-cell table:number-columns-repeated="16360"/>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3</text:p>
          </table:table-cell>
          <table:table-cell table:number-columns-repeated="16360"/>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table:number-columns-repeated="16360"/>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95</text:p>
          </table:table-cell>
          <table:table-cell table:number-columns-repeated="16360"/>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number-columns-repeated="16360"/>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3</text:p>
          </table:table-cell>
          <table:table-cell table:number-columns-repeated="16360"/>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105</text:p>
          </table:table-cell>
          <table:table-cell table:number-columns-repeated="16360"/>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3</text:p>
          </table:table-cell>
          <table:table-cell table:number-columns-repeated="16360"/>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2</text:p>
          </table:table-cell>
          <table:table-cell table:number-columns-repeated="16360"/>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0"/>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1</text:p>
          </table:table-cell>
          <table:table-cell table:number-columns-repeated="16360"/>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30</text:p>
          </table:table-cell>
          <table:table-cell table:number-columns-repeated="16360"/>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36</text:p>
          </table:table-cell>
          <table:table-cell table:number-columns-repeated="16360"/>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table:number-columns-repeated="16360"/>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4" table:style-name="ce4">
            <text:p>54</text:p>
          </table:table-cell>
          <table:table-cell office:value-type="string" table:style-name="ce4">
            <text:p>85</text:p>
          </table:table-cell>
          <table:table-cell table:number-columns-repeated="16360"/>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1" table:style-name="ce4">
            <text:p>21</text:p>
          </table:table-cell>
          <table:table-cell office:value-type="string" table:style-name="ce4">
            <text:p>32</text:p>
          </table:table-cell>
          <table:table-cell table:number-columns-repeated="16360"/>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9</text:p>
          </table:table-cell>
          <table:table-cell table:number-columns-repeated="16360"/>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53</text:p>
          </table:table-cell>
          <table:table-cell table:number-columns-repeated="16360"/>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1</text:p>
          </table:table-cell>
          <table:table-cell table:number-columns-repeated="16360"/>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table:number-columns-repeated="16360"/>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8" table:style-name="ce4">
            <text:p>58</text:p>
          </table:table-cell>
          <table:table-cell office:value-type="string" table:style-name="ce4">
            <text:p>130</text:p>
          </table:table-cell>
          <table:table-cell table:number-columns-repeated="16360"/>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49</text:p>
          </table:table-cell>
          <table:table-cell table:number-columns-repeated="16360"/>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9" table:style-name="ce4">
            <text:p>49</text:p>
          </table:table-cell>
          <table:table-cell office:value-type="string" table:style-name="ce4">
            <text:p>80</text:p>
          </table:table-cell>
          <table:table-cell table:number-columns-repeated="16360"/>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0"/>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15</text:p>
          </table:table-cell>
          <table:table-cell table:number-columns-repeated="16360"/>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10</text:p>
          </table:table-cell>
          <table:table-cell table:number-columns-repeated="16360"/>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3</text:p>
          </table:table-cell>
          <table:table-cell table:number-columns-repeated="16360"/>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6</text:p>
          </table:table-cell>
          <table:table-cell table:number-columns-repeated="16360"/>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4</text:p>
          </table:table-cell>
          <table:table-cell table:number-columns-repeated="16360"/>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5" table:style-name="ce4">
            <text:p>25</text:p>
          </table:table-cell>
          <table:table-cell office:value-type="string" table:style-name="ce4">
            <text:p>48</text:p>
          </table:table-cell>
          <table:table-cell table:number-columns-repeated="16360"/>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table:number-columns-repeated="16360"/>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16</text:p>
          </table:table-cell>
          <table:table-cell table:number-columns-repeated="16360"/>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table:number-columns-repeated="16360"/>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1</text:p>
          </table:table-cell>
          <table:table-cell table:number-columns-repeated="16360"/>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43</text:p>
          </table:table-cell>
          <table:table-cell table:number-columns-repeated="16360"/>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2" table:style-name="ce4">
            <text:p>32</text:p>
          </table:table-cell>
          <table:table-cell office:value-type="string" table:style-name="ce4">
            <text:p>58</text:p>
          </table:table-cell>
          <table:table-cell table:number-columns-repeated="16360"/>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7</text:p>
          </table:table-cell>
          <table:table-cell table:number-columns-repeated="16360"/>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26</text:p>
          </table:table-cell>
          <table:table-cell table:number-columns-repeated="16360"/>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78</text:p>
          </table:table-cell>
          <table:table-cell table:number-columns-repeated="16360"/>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4</text:p>
          </table:table-cell>
          <table:table-cell table:number-columns-repeated="16360"/>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number-columns-repeated="16360"/>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81</text:p>
          </table:table-cell>
          <table:table-cell table:number-columns-repeated="16360"/>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1" table:style-name="ce4">
            <text:p>11</text:p>
          </table:table-cell>
          <table:table-cell office:value-type="string" table:style-name="ce4">
            <text:p>10</text:p>
          </table:table-cell>
          <table:table-cell table:number-columns-repeated="16360"/>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3</text:p>
          </table:table-cell>
          <table:table-cell table:number-columns-repeated="16360"/>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33</text:p>
          </table:table-cell>
          <table:table-cell table:number-columns-repeated="16360"/>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7</text:p>
          </table:table-cell>
          <table:table-cell table:number-columns-repeated="16360"/>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4" table:style-name="ce4">
            <text:p>14</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string" table:style-name="ce4">
            <text:p>150</text:p>
          </table:table-cell>
          <table:table-cell table:number-columns-repeated="16360"/>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5</text:p>
          </table:table-cell>
          <table:table-cell table:number-columns-repeated="16360"/>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57</text:p>
          </table:table-cell>
          <table:table-cell table:number-columns-repeated="16360"/>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6</text:p>
          </table:table-cell>
          <table:table-cell table:number-columns-repeated="16360"/>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8" table:style-name="ce4">
            <text:p>8</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7</text:p>
          </table:table-cell>
          <table:table-cell table:number-columns-repeated="16360"/>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3" table:style-name="ce4">
            <text:p>43</text:p>
          </table:table-cell>
          <table:table-cell office:value-type="string" table:style-name="ce4">
            <text:p>63</text:p>
          </table:table-cell>
          <table:table-cell table:number-columns-repeated="16360"/>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5</text:p>
          </table:table-cell>
          <table:table-cell table:number-columns-repeated="16360"/>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103</text:p>
          </table:table-cell>
          <table:table-cell table:number-columns-repeated="16360"/>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0</text:p>
          </table:table-cell>
          <table:table-cell table:number-columns-repeated="16360"/>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4</text:p>
          </table:table-cell>
          <table:table-cell table:number-columns-repeated="16360"/>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3</text:p>
          </table:table-cell>
          <table:table-cell table:number-columns-repeated="16360"/>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2" table:style-name="ce4">
            <text:p>42</text:p>
          </table:table-cell>
          <table:table-cell office:value-type="string" table:style-name="ce4">
            <text:p>85</text:p>
          </table:table-cell>
          <table:table-cell table:number-columns-repeated="16360"/>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table:number-columns-repeated="16360"/>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table:number-columns-repeated="16360"/>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5</text:p>
          </table:table-cell>
          <table:table-cell table:number-columns-repeated="16360"/>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69</text:p>
          </table:table-cell>
          <table:table-cell table:number-columns-repeated="16360"/>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57</text:p>
          </table:table-cell>
          <table:table-cell table:number-columns-repeated="16360"/>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table:number-columns-repeated="16360"/>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56</text:p>
          </table:table-cell>
          <table:table-cell table:number-columns-repeated="16360"/>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27</text:p>
          </table:table-cell>
          <table:table-cell table:number-columns-repeated="16360"/>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69" table:style-name="ce4">
            <text:p>69</text:p>
          </table:table-cell>
          <table:table-cell office:value-type="string" table:style-name="ce4">
            <text:p>98</text:p>
          </table:table-cell>
          <table:table-cell table:number-columns-repeated="16360"/>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17" table:style-name="ce4">
            <text:p>17</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8" table:style-name="ce4">
            <text:p>58</text:p>
          </table:table-cell>
          <table:table-cell office:value-type="string" table:style-name="ce4">
            <text:p>85</text:p>
          </table:table-cell>
          <table:table-cell table:number-columns-repeated="16360"/>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5</text:p>
          </table:table-cell>
          <table:table-cell table:number-columns-repeated="16360"/>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0"/>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string" table:style-name="ce4">
            <text:p>13</text:p>
          </table:table-cell>
          <table:table-cell table:number-columns-repeated="16360"/>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5</text:p>
          </table:table-cell>
          <table:table-cell table:number-columns-repeated="16360"/>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6</text:p>
          </table:table-cell>
          <table:table-cell table:number-columns-repeated="16360"/>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table:number-columns-repeated="16360"/>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27</text:p>
          </table:table-cell>
          <table:table-cell table:number-columns-repeated="16360"/>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0</text:p>
          </table:table-cell>
          <table:table-cell table:number-columns-repeated="16360"/>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6" table:style-name="ce4">
            <text:p>16</text:p>
          </table:table-cell>
          <table:table-cell office:value-type="float" office:value="20" table:style-name="ce4">
            <text:p>20</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88</text:p>
          </table:table-cell>
          <table:table-cell table:number-columns-repeated="16360"/>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7" table:style-name="ce4">
            <text:p>17</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55" table:style-name="ce4">
            <text:p>55</text:p>
          </table:table-cell>
          <table:table-cell office:value-type="string" table:style-name="ce4">
            <text:p>92</text:p>
          </table:table-cell>
          <table:table-cell table:number-columns-repeated="16360"/>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44</text:p>
          </table:table-cell>
          <table:table-cell table:number-columns-repeated="16360"/>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1</text:p>
          </table:table-cell>
          <table:table-cell table:number-columns-repeated="16360"/>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8" table:style-name="ce4">
            <text:p>8</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1</text:p>
          </table:table-cell>
          <table:table-cell table:number-columns-repeated="16360"/>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6</text:p>
          </table:table-cell>
          <table:table-cell table:number-columns-repeated="16360"/>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56</text:p>
          </table:table-cell>
          <table:table-cell table:number-columns-repeated="16360"/>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table:number-columns-repeated="16360"/>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7" table:style-name="ce4">
            <text:p>7</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5</text:p>
          </table:table-cell>
          <table:table-cell table:number-columns-repeated="16360"/>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30" table:style-name="ce4">
            <text:p>3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6" table:style-name="ce4">
            <text:p>56</text:p>
          </table:table-cell>
          <table:table-cell office:value-type="string" table:style-name="ce4">
            <text:p>131</text:p>
          </table:table-cell>
          <table:table-cell table:number-columns-repeated="16360"/>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table:number-columns-repeated="16360"/>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8</text:p>
          </table:table-cell>
          <table:table-cell table:number-columns-repeated="16360"/>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number-columns-repeated="16360"/>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3" table:style-name="ce4">
            <text:p>13</text:p>
          </table:table-cell>
          <table:table-cell office:value-type="float" office:value="11" table:style-name="ce4">
            <text:p>1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2" table:style-name="ce4">
            <text:p>42</text:p>
          </table:table-cell>
          <table:table-cell office:value-type="string" table:style-name="ce4">
            <text:p>64</text:p>
          </table:table-cell>
          <table:table-cell table:number-columns-repeated="16360"/>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3" table:style-name="ce4">
            <text:p>33</text:p>
          </table:table-cell>
          <table:table-cell office:value-type="string" table:style-name="ce4">
            <text:p>38</text:p>
          </table:table-cell>
          <table:table-cell table:number-columns-repeated="16360"/>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9" table:style-name="ce4">
            <text:p>29</text:p>
          </table:table-cell>
          <table:table-cell office:value-type="string" table:style-name="ce4">
            <text:p>56</text:p>
          </table:table-cell>
          <table:table-cell table:number-columns-repeated="16360"/>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4</text:p>
          </table:table-cell>
          <table:table-cell table:number-columns-repeated="16360"/>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2</text:p>
          </table:table-cell>
          <table:table-cell table:number-columns-repeated="16360"/>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float" office:value="3" table:style-name="ce4">
            <text:p>3</text:p>
          </table:table-cell>
          <table:table-cell office:value-type="float" office:value="16" table:style-name="ce4">
            <text:p>1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5" table:style-name="ce4">
            <text:p>45</text:p>
          </table:table-cell>
          <table:table-cell office:value-type="string" table:style-name="ce4">
            <text:p>55</text:p>
          </table:table-cell>
          <table:table-cell table:number-columns-repeated="16360"/>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float" office:value="20" table:style-name="ce4">
            <text:p>20</text:p>
          </table:table-cell>
          <table:table-cell office:value-type="float" office:value="9" table:style-name="ce4">
            <text:p>9</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27</text:p>
          </table:table-cell>
          <table:table-cell table:number-columns-repeated="16360"/>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4</text:p>
          </table:table-cell>
          <table:table-cell table:number-columns-repeated="16360"/>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table:number-columns-repeated="16360"/>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100</text:p>
          </table:table-cell>
          <table:table-cell table:number-columns-repeated="16360"/>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6</text:p>
          </table:table-cell>
          <table:table-cell table:number-columns-repeated="16360"/>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8</text:p>
          </table:table-cell>
          <table:table-cell table:number-columns-repeated="16360"/>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table:number-columns-repeated="16360"/>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14</text:p>
          </table:table-cell>
          <table:table-cell table:number-columns-repeated="16360"/>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table:number-columns-repeated="16360"/>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6</text:p>
          </table:table-cell>
          <table:table-cell table:number-columns-repeated="16360"/>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28</text:p>
          </table:table-cell>
          <table:table-cell table:number-columns-repeated="16360"/>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6</text:p>
          </table:table-cell>
          <table:table-cell table:number-columns-repeated="16360"/>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2</text:p>
          </table:table-cell>
          <table:table-cell table:number-columns-repeated="16360"/>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table:number-columns-repeated="16360"/>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23</text:p>
          </table:table-cell>
          <table:table-cell table:number-columns-repeated="16360"/>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69</text:p>
          </table:table-cell>
          <table:table-cell table:number-columns-repeated="16360"/>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59</text:p>
          </table:table-cell>
          <table:table-cell table:number-columns-repeated="16360"/>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6</text:p>
          </table:table-cell>
          <table:table-cell table:number-columns-repeated="16360"/>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table:number-columns-repeated="16360"/>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35</text:p>
          </table:table-cell>
          <table:table-cell table:number-columns-repeated="16360"/>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0</text:p>
          </table:table-cell>
          <table:table-cell table:number-columns-repeated="16360"/>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55</text:p>
          </table:table-cell>
          <table:table-cell table:number-columns-repeated="16360"/>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84</text:p>
          </table:table-cell>
          <table:table-cell table:number-columns-repeated="16360"/>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table:number-columns-repeated="16360"/>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table:number-columns-repeated="16360"/>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4</text:p>
          </table:table-cell>
          <table:table-cell table:number-columns-repeated="16360"/>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table:number-columns-repeated="16360"/>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string" table:style-name="ce4">
            <text:p>66</text:p>
          </table:table-cell>
          <table:table-cell table:number-columns-repeated="16360"/>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6</text:p>
          </table:table-cell>
          <table:table-cell table:number-columns-repeated="16360"/>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43</text:p>
          </table:table-cell>
          <table:table-cell table:number-columns-repeated="16360"/>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4</text:p>
          </table:table-cell>
          <table:table-cell table:number-columns-repeated="16360"/>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table:number-columns-repeated="16360"/>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3</text:p>
          </table:table-cell>
          <table:table-cell table:number-columns-repeated="16360"/>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table:number-columns-repeated="16360"/>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1</text:p>
          </table:table-cell>
          <table:table-cell table:number-columns-repeated="16360"/>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table:number-columns-repeated="16360"/>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42</text:p>
          </table:table-cell>
          <table:table-cell table:number-columns-repeated="16360"/>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table:number-columns-repeated="16360"/>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table:number-columns-repeated="16360"/>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table:number-columns-repeated="16360"/>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33</text:p>
          </table:table-cell>
          <table:table-cell table:number-columns-repeated="16360"/>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8" table:style-name="ce4">
            <text:p>38</text:p>
          </table:table-cell>
          <table:table-cell office:value-type="string" table:style-name="ce4">
            <text:p>90</text:p>
          </table:table-cell>
          <table:table-cell table:number-columns-repeated="16360"/>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73</text:p>
          </table:table-cell>
          <table:table-cell table:number-columns-repeated="16360"/>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5</text:p>
          </table:table-cell>
          <table:table-cell table:number-columns-repeated="16360"/>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3</text:p>
          </table:table-cell>
          <table:table-cell table:number-columns-repeated="16360"/>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4</text:p>
          </table:table-cell>
          <table:table-cell table:number-columns-repeated="16360"/>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6</text:p>
          </table:table-cell>
          <table:table-cell table:number-columns-repeated="16360"/>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0</text:p>
          </table:table-cell>
          <table:table-cell table:number-columns-repeated="16360"/>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31</text:p>
          </table:table-cell>
          <table:table-cell table:number-columns-repeated="16360"/>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63</text:p>
          </table:table-cell>
          <table:table-cell table:number-columns-repeated="16360"/>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table:number-columns-repeated="16360"/>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2</text:p>
          </table:table-cell>
          <table:table-cell table:number-columns-repeated="16360"/>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44</text:p>
          </table:table-cell>
          <table:table-cell table:number-columns-repeated="16360"/>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7</text:p>
          </table:table-cell>
          <table:table-cell table:number-columns-repeated="16360"/>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table:number-columns-repeated="16360"/>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65</text:p>
          </table:table-cell>
          <table:table-cell table:number-columns-repeated="16360"/>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0"/>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29</text:p>
          </table:table-cell>
          <table:table-cell table:number-columns-repeated="16360"/>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26</text:p>
          </table:table-cell>
          <table:table-cell table:number-columns-repeated="16360"/>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table:number-columns-repeated="16360"/>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2" table:style-name="ce4">
            <text:p>32</text:p>
          </table:table-cell>
          <table:table-cell office:value-type="string" table:style-name="ce4">
            <text:p>65</text:p>
          </table:table-cell>
          <table:table-cell table:number-columns-repeated="16360"/>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6</text:p>
          </table:table-cell>
          <table:table-cell table:number-columns-repeated="16360"/>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27</text:p>
          </table:table-cell>
          <table:table-cell table:number-columns-repeated="16360"/>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38</text:p>
          </table:table-cell>
          <table:table-cell table:number-columns-repeated="16360"/>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table:number-columns-repeated="16360"/>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table:number-columns-repeated="16360"/>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table:number-columns-repeated="16360"/>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78</text:p>
          </table:table-cell>
          <table:table-cell table:number-columns-repeated="16360"/>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table:number-columns-repeated="16360"/>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table:number-columns-repeated="16360"/>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table:number-columns-repeated="16360"/>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2" table:style-name="ce4">
            <text:p>52</text:p>
          </table:table-cell>
          <table:table-cell office:value-type="string" table:style-name="ce4">
            <text:p>110</text:p>
          </table:table-cell>
          <table:table-cell table:number-columns-repeated="16360"/>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9</text:p>
          </table:table-cell>
          <table:table-cell table:number-columns-repeated="16360"/>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3" table:style-name="ce4">
            <text:p>53</text:p>
          </table:table-cell>
          <table:table-cell office:value-type="string" table:style-name="ce4">
            <text:p>225</text:p>
          </table:table-cell>
          <table:table-cell table:number-columns-repeated="16360"/>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table:number-columns-repeated="16360"/>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2" table:style-name="ce4">
            <text:p>42</text:p>
          </table:table-cell>
          <table:table-cell office:value-type="string" table:style-name="ce4">
            <text:p>125</text:p>
          </table:table-cell>
          <table:table-cell table:number-columns-repeated="16360"/>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73</text:p>
          </table:table-cell>
          <table:table-cell table:number-columns-repeated="16360"/>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0"/>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table:number-columns-repeated="16360"/>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53</text:p>
          </table:table-cell>
          <table:table-cell table:number-columns-repeated="16360"/>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table:number-columns-repeated="16360"/>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table:number-columns-repeated="16360"/>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table:number-columns-repeated="16360"/>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2</text:p>
          </table:table-cell>
          <table:table-cell table:number-columns-repeated="16360"/>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101</text:p>
          </table:table-cell>
          <table:table-cell table:number-columns-repeated="16360"/>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9" table:style-name="ce4">
            <text:p>29</text:p>
          </table:table-cell>
          <table:table-cell office:value-type="string" table:style-name="ce4">
            <text:p>95</text:p>
          </table:table-cell>
          <table:table-cell table:number-columns-repeated="16360"/>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4</text:p>
          </table:table-cell>
          <table:table-cell table:number-columns-repeated="16360"/>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2" table:style-name="ce4">
            <text:p>22</text:p>
          </table:table-cell>
          <table:table-cell office:value-type="string" table:style-name="ce4">
            <text:p>74</text:p>
          </table:table-cell>
          <table:table-cell table:number-columns-repeated="16360"/>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81</text:p>
          </table:table-cell>
          <table:table-cell table:number-columns-repeated="16360"/>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30</text:p>
          </table:table-cell>
          <table:table-cell table:number-columns-repeated="16360"/>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58</text:p>
          </table:table-cell>
          <table:table-cell table:number-columns-repeated="16360"/>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48</text:p>
          </table:table-cell>
          <table:table-cell table:number-columns-repeated="16360"/>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1" table:style-name="ce4">
            <text:p>21</text:p>
          </table:table-cell>
          <table:table-cell office:value-type="string" table:style-name="ce4">
            <text:p>51</text:p>
          </table:table-cell>
          <table:table-cell table:number-columns-repeated="16360"/>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72</text:p>
          </table:table-cell>
          <table:table-cell table:number-columns-repeated="16360"/>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9</text:p>
          </table:table-cell>
          <table:table-cell table:number-columns-repeated="16360"/>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0" table:style-name="ce4">
            <text:p>20</text:p>
          </table:table-cell>
          <table:table-cell office:value-type="string" table:style-name="ce4">
            <text:p>85</text:p>
          </table:table-cell>
          <table:table-cell table:number-columns-repeated="16360"/>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table:number-columns-repeated="16360"/>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0"/>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9" table:style-name="ce4">
            <text:p>59</text:p>
          </table:table-cell>
          <table:table-cell office:value-type="string" table:style-name="ce4">
            <text:p>179</text:p>
          </table:table-cell>
          <table:table-cell table:number-columns-repeated="16360"/>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20" table:style-name="ce4">
            <text:p>120</text:p>
          </table:table-cell>
          <table:table-cell office:value-type="string" table:style-name="ce4">
            <text:p>297</text:p>
          </table:table-cell>
          <table:table-cell table:number-columns-repeated="16360"/>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2</text:p>
          </table:table-cell>
          <table:table-cell table:number-columns-repeated="16360"/>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24</text:p>
          </table:table-cell>
          <table:table-cell table:number-columns-repeated="16360"/>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4</text:p>
          </table:table-cell>
          <table:table-cell table:number-columns-repeated="16360"/>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0" table:style-name="ce4">
            <text:p>40</text:p>
          </table:table-cell>
          <table:table-cell office:value-type="string" table:style-name="ce4">
            <text:p>96</text:p>
          </table:table-cell>
          <table:table-cell table:number-columns-repeated="16360"/>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table:number-columns-repeated="16360"/>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0"/>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table:number-columns-repeated="16360"/>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table:number-columns-repeated="16360"/>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3</text:p>
          </table:table-cell>
          <table:table-cell table:number-columns-repeated="16360"/>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table:number-columns-repeated="16360"/>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6</text:p>
          </table:table-cell>
          <table:table-cell table:number-columns-repeated="16360"/>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table:number-columns-repeated="16360"/>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table:number-columns-repeated="16360"/>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86</text:p>
          </table:table-cell>
          <table:table-cell table:number-columns-repeated="16360"/>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20</text:p>
          </table:table-cell>
          <table:table-cell table:number-columns-repeated="16360"/>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1" table:style-name="ce4">
            <text:p>31</text:p>
          </table:table-cell>
          <table:table-cell office:value-type="string" table:style-name="ce4">
            <text:p>67</text:p>
          </table:table-cell>
          <table:table-cell table:number-columns-repeated="16360"/>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table:number-columns-repeated="16360"/>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4</text:p>
          </table:table-cell>
          <table:table-cell table:number-columns-repeated="16360"/>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8</text:p>
          </table:table-cell>
          <table:table-cell table:number-columns-repeated="16360"/>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88</text:p>
          </table:table-cell>
          <table:table-cell table:number-columns-repeated="16360"/>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table:number-columns-repeated="16360"/>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3</text:p>
          </table:table-cell>
          <table:table-cell table:number-columns-repeated="16360"/>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table:number-columns-repeated="16360"/>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table:number-columns-repeated="16360"/>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7</text:p>
          </table:table-cell>
          <table:table-cell table:number-columns-repeated="16360"/>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2</text:p>
          </table:table-cell>
          <table:table-cell table:number-columns-repeated="16360"/>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table:number-columns-repeated="16360"/>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table:number-columns-repeated="16360"/>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1</text:p>
          </table:table-cell>
          <table:table-cell table:number-columns-repeated="16360"/>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73</text:p>
          </table:table-cell>
          <table:table-cell table:number-columns-repeated="16360"/>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116</text:p>
          </table:table-cell>
          <table:table-cell table:number-columns-repeated="16360"/>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table:number-columns-repeated="16360"/>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0</text:p>
          </table:table-cell>
          <table:table-cell table:number-columns-repeated="16360"/>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4" table:style-name="ce4">
            <text:p>34</text:p>
          </table:table-cell>
          <table:table-cell office:value-type="string" table:style-name="ce4">
            <text:p>80</text:p>
          </table:table-cell>
          <table:table-cell table:number-columns-repeated="16360"/>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string" table:style-name="ce4">
            <text:p>145</text:p>
          </table:table-cell>
          <table:table-cell table:number-columns-repeated="16360"/>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9</text:p>
          </table:table-cell>
          <table:table-cell table:number-columns-repeated="16360"/>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table:number-columns-repeated="16360"/>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86</text:p>
          </table:table-cell>
          <table:table-cell table:number-columns-repeated="16360"/>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8" table:style-name="ce4">
            <text:p>58</text:p>
          </table:table-cell>
          <table:table-cell office:value-type="string" table:style-name="ce4">
            <text:p>128</text:p>
          </table:table-cell>
          <table:table-cell table:number-columns-repeated="16360"/>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2" table:style-name="ce4">
            <text:p>12</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6" table:style-name="ce4">
            <text:p>96</text:p>
          </table:table-cell>
          <table:table-cell office:value-type="string" table:style-name="ce4">
            <text:p>151</text:p>
          </table:table-cell>
          <table:table-cell table:number-columns-repeated="16360"/>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table:number-columns-repeated="16360"/>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0</text:p>
          </table:table-cell>
          <table:table-cell table:number-columns-repeated="16360"/>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table:number-columns-repeated="16360"/>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9" table:style-name="ce4">
            <text:p>39</text:p>
          </table:table-cell>
          <table:table-cell office:value-type="string" table:style-name="ce4">
            <text:p>84</text:p>
          </table:table-cell>
          <table:table-cell table:number-columns-repeated="16360"/>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table:number-columns-repeated="16360"/>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7</text:p>
          </table:table-cell>
          <table:table-cell table:number-columns-repeated="16360"/>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table:number-columns-repeated="16360"/>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0" table:style-name="ce4">
            <text:p>80</text:p>
          </table:table-cell>
          <table:table-cell office:value-type="string" table:style-name="ce4">
            <text:p>115</text:p>
          </table:table-cell>
          <table:table-cell table:number-columns-repeated="16360"/>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5</text:p>
          </table:table-cell>
          <table:table-cell table:number-columns-repeated="16360"/>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37</text:p>
          </table:table-cell>
          <table:table-cell table:number-columns-repeated="16360"/>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Reza.Indrakusuma</meta:initial-creator>
    <dc:creator>Reza Indrakusuma</dc:creator>
    <meta:creation-date>2020-07-21T13:09:26Z</meta:creation-date>
    <dc:date>2020-07-22T17:06:01Z</dc:date>
  </office:meta>
</office:document-meta>
</file>